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500B4BDA7FA.jpg" manifest:media-type="image/jpeg"/>
  <manifest:file-entry manifest:full-path="Pictures/10000000000003C0000005007F952D76.jpg" manifest:media-type="image/jpeg"/>
  <manifest:file-entry manifest:full-path="Pictures/10000000000003A4000002A5B7C6887E.jpg" manifest:media-type="image/jpeg"/>
  <manifest:file-entry manifest:full-path="Pictures/100000000000034E000002FF05B68CE9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033cm, 0cm, 5.792cm, 6.015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963cm, 1.114cm, 6.518cm, 1.892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0.871cm" svg:height="9.55cm" svg:x="4.846cm" svg:y="2.83cm">
          <draw:image xlink:href="Pictures/100000000000034E000002FF05B68CE9.jpg" xlink:type="simple" xlink:show="embed" xlink:actuate="onLoad" draw:mime-type="image/jpeg">
            <text:p/>
          </draw:image>
        </draw:frame>
        <draw:frame draw:style-name="gr1" draw:text-style-name="P1" draw:layer="layout" svg:width="13.315cm" svg:height="9.372cm" svg:x="4.185cm" svg:y="12.628cm">
          <draw:image xlink:href="Pictures/10000000000003A4000002A5B7C6887E.jpg" xlink:type="simple" xlink:show="embed" xlink:actuate="onLoad" draw:mime-type="image/jpeg">
            <text:p/>
          </draw:image>
        </draw:frame>
      </draw:page>
      <draw:page draw:name="page2" draw:style-name="dp1" draw:master-page-name="Обычный">
        <draw:frame draw:style-name="gr2" draw:text-style-name="P1" draw:layer="layout" svg:width="10.749cm" svg:height="8.34cm" svg:x="6.501cm" svg:y="3.16cm">
          <draw:image xlink:href="Pictures/10000000000003C0000005007F952D76.jpg" xlink:type="simple" xlink:show="embed" xlink:actuate="onLoad" draw:mime-type="image/jpeg">
            <text:p/>
          </draw:image>
        </draw:frame>
        <draw:frame draw:style-name="gr3" draw:text-style-name="P1" draw:layer="layout" svg:width="10.75cm" svg:height="9.306cm" svg:x="7.5cm" svg:y="12.194cm">
          <draw:image xlink:href="Pictures/10000000000003C000000500B4BDA7F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17:41:19.046562322</meta:creation-date>
    <dc:date>2026-02-14T23:18:43.405959220</dc:date>
    <meta:editing-duration>PT5H26M54S</meta:editing-duration>
    <meta:editing-cycles>1</meta:editing-cycles>
    <meta:document-statistic meta:object-count="4"/>
    <meta:generator>LibreOffice/24.2.7.2$Linux_X86_64 LibreOffice_project/420$Build-2</meta:generator>
  </office:meta>
</office:document-meta>
</file>